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cm" draw:marker-start-width="0.28cm" draw:marker-end-width="0.28cm" draw:stroke-linejoin="none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99cc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="Arrow" draw:marker-end-width="0.28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hatch" draw:fill-hatch-name="Black_20_45_20_Degrees_20_Wide" draw:fill-hatch-solid="false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6cm"/>
    </style:style>
    <style:style style:name="gr1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7" style:family="graphic" style:parent-style-name="measure">
      <style:graphic-properties draw:textarea-vertical-align="middle"/>
    </style:style>
    <style:style style:name="gr18" style:family="graphic" style:parent-style-name="standard">
      <style:graphic-properties draw:stroke="none" draw:fill="hatch" draw:fill-color="#00dcff" draw:fill-hatch-name="Insulation" draw:fill-hatch-solid="fals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5.5cm" svg:x="4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5.4cm" svg:x="4.5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6cm" svg:x="4.5cm" svg:y="3cm">
          <draw:glue-point draw:id="4" svg:x="5cm" svg:y="3.9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4cm" svg:height="2cm" svg:x="5cm" svg:y="4cm">
          <text:p text:style-name="P1">Radio,</text:p>
          <text:p text:style-name="P1">PSU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cm" svg:height="2.1cm" svg:x="5cm" svg:y="6.5cm">
          <text:p text:style-name="P1">Micro-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1cm" svg:y1="3.4cm" svg:x2="8.6cm" svg:y2="4.4cm">
          <draw:glue-point draw:id="4" svg:x="5cm" svg:y="3.71cm"/>
          <text:p/>
        </draw:line>
        <draw:line draw:style-name="gr4" draw:text-style-name="P1" draw:layer="layout" svg:x1="9.1cm" svg:y1="3.4cm" svg:x2="8.6cm" svg:y2="4.4cm">
          <text:p/>
        </draw:line>
        <draw:line draw:style-name="gr4" draw:text-style-name="P1" draw:layer="layout" svg:x1="8.1cm" svg:y1="3.4cm" svg:x2="9.1cm" svg:y2="3.4cm">
          <text:p/>
        </draw:line>
        <draw:connector draw:style-name="gr5" draw:text-style-name="P1" draw:layer="layout" svg:x1="7cm" svg:y1="6cm" svg:x2="7cm" svg:y2="6.5cm" draw:start-shape="id1" draw:start-glue-point="2" draw:end-shape="id2" draw:end-glue-point="0" svg:d="m7000 6000v500">
          <text:p/>
        </draw:connector>
        <draw:custom-shape draw:style-name="gr3" draw:text-style-name="P1" xml:id="id3" draw:id="id3" draw:layer="layout" svg:width="4cm" svg:height="1.9cm" svg:x="5cm" svg:y="12.5cm">
          <text:p text:style-name="P1">ADC,</text:p>
          <text:p text:style-name="P1">PSU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cm" svg:height="1.9cm" svg:x="5cm" svg:y="15cm">
          <text:p text:style-name="P1">Fluxgate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cm" svg:y1="14.4cm" svg:x2="7cm" svg:y2="15cm" draw:start-shape="id3" draw:start-glue-point="2" draw:end-shape="id4" draw:end-glue-point="0" svg:d="m7000 14400v600">
          <text:p/>
        </draw:connector>
        <draw:connector draw:style-name="gr6" draw:text-style-name="P1" draw:layer="layout" svg:x1="7cm" svg:y1="8.6cm" svg:x2="7cm" svg:y2="12.5cm" draw:start-shape="id2" draw:start-glue-point="2" draw:end-shape="id3" draw:end-glue-point="0" svg:d="m7000 8600v3900">
          <text:p/>
        </draw:connector>
        <draw:custom-shape draw:style-name="gr2" draw:text-style-name="P1" draw:layer="layout" svg:width="5cm" svg:height="6cm" svg:x="21cm" svg:y="3cm">
          <draw:glue-point draw:id="4" svg:x="-0.4cm" svg:y="-3.285cm"/>
          <draw:glue-point draw:id="5" svg:x="0cm" svg:y="-2.857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cm" svg:height="2cm" svg:x="21.5cm" svg:y="4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cm" svg:height="2.1cm" svg:x="21.5cm" svg:y="6.5cm">
          <text:p text:style-name="P1">Raspberry Pi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5cm" svg:y1="6cm" svg:x2="23.5cm" svg:y2="6.5cm" draw:start-shape="id5" draw:start-glue-point="2" draw:end-shape="id6" draw:end-glue-point="0" svg:d="m23500 6000v500">
          <text:p/>
        </draw:connector>
        <draw:g>
          <draw:line draw:style-name="gr7" draw:text-style-name="P1" draw:layer="layout" svg:x1="9.8cm" svg:y1="4.4cm" svg:x2="11.2cm" svg:y2="3.9cm">
            <text:p/>
          </draw:line>
          <draw:line draw:style-name="gr8" draw:text-style-name="P1" draw:layer="layout" svg:x1="11.1cm" svg:y1="4.2cm" svg:x2="11.2cm" svg:y2="3.9cm">
            <text:p/>
          </draw:line>
          <draw:line draw:style-name="gr9" draw:text-style-name="P1" draw:layer="layout" svg:x1="11.1cm" svg:y1="4.2cm" svg:x2="12.5cm" svg:y2="3.7cm">
            <text:p/>
          </draw:line>
        </draw:g>
        <draw:g>
          <draw:line draw:style-name="gr7" draw:text-style-name="P1" draw:layer="layout" svg:x1="20.6cm" svg:y1="3.6cm" svg:x2="19.2cm" svg:y2="3.1cm">
            <text:p/>
          </draw:line>
          <draw:line draw:style-name="gr8" draw:text-style-name="P1" draw:layer="layout" svg:x1="19.3cm" svg:y1="3.4cm" svg:x2="19.2cm" svg:y2="3.1cm">
            <text:p/>
          </draw:line>
          <draw:line draw:style-name="gr9" draw:text-style-name="P1" draw:layer="layout" svg:x1="19.3cm" svg:y1="3.4cm" svg:x2="17.9cm" svg:y2="2.9cm">
            <text:p/>
          </draw:line>
        </draw:g>
        <draw:connector draw:style-name="gr10" draw:text-style-name="P1" draw:layer="layout" draw:type="lines" svg:x1="8.6cm" svg:y1="3.4cm" svg:x2="8.6cm" svg:y2="4.9cm" svg:d="m8600 3400v0 1500 0">
          <text:p/>
        </draw:connector>
        <draw:connector draw:style-name="gr11" draw:text-style-name="P1" draw:layer="layout" draw:line-skew="0.949cm" svg:x1="23.5cm" svg:y1="8.6cm" svg:x2="27.998cm" svg:y2="11cm" draw:start-shape="id6" draw:start-glue-point="2" svg:d="m23500 8600v2400h4498v0">
          <text:p/>
        </draw:connector>
        <draw:line draw:style-name="gr8" draw:text-style-name="P1" draw:layer="layout" svg:x1="10cm" svg:y1="9cm" svg:x2="11.8cm" svg:y2="9cm">
          <text:p/>
        </draw:line>
        <draw:custom-shape draw:style-name="gr12" draw:text-style-name="P1" draw:layer="layout" svg:width="1.8cm" svg:height="1cm" svg:x="10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6cm" svg:y1="3.4cm" svg:x2="25.1cm" svg:y2="4.4cm">
          <draw:glue-point draw:id="4" svg:x="5cm" svg:y="3.71cm"/>
          <text:p/>
        </draw:line>
        <draw:line draw:style-name="gr4" draw:text-style-name="P1" draw:layer="layout" svg:x1="25.6cm" svg:y1="3.4cm" svg:x2="25.1cm" svg:y2="4.4cm">
          <text:p/>
        </draw:line>
        <draw:line draw:style-name="gr4" draw:text-style-name="P1" draw:layer="layout" svg:x1="24.6cm" svg:y1="3.4cm" svg:x2="25.6cm" svg:y2="3.4cm">
          <text:p/>
        </draw:line>
        <draw:connector draw:style-name="gr10" draw:text-style-name="P1" draw:layer="layout" draw:type="lines" svg:x1="25.1cm" svg:y1="3.4cm" svg:x2="25.1cm" svg:y2="4.9cm" svg:d="m25100 3400v0 1500 0">
          <text:p/>
        </draw:connector>
        <draw:line draw:style-name="gr8" draw:text-style-name="P1" draw:layer="layout" svg:x1="2.3cm" svg:y1="9cm" svg:x2="4cm" svg:y2="9cm">
          <text:p/>
        </draw:line>
        <draw:custom-shape draw:style-name="gr12" draw:text-style-name="P1" draw:layer="layout" svg:width="1.7cm" svg:height="1cm" svg:x="2.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3.1cm" svg:x2="15cm" svg:y2="19.3cm">
          <text:p/>
        </draw:line>
        <draw:frame draw:style-name="gr14" draw:text-style-name="P1" draw:layer="layout" svg:width="3.707cm" svg:height="0.962cm" svg:x="5.199cm" svg:y="18.512cm">
          <draw:text-box>
            <text:p text:style-name="P1">Sensor unit</text:p>
          </draw:text-box>
        </draw:frame>
        <draw:frame draw:style-name="gr14" draw:text-style-name="P1" draw:layer="layout" svg:width="3.144cm" svg:height="0.962cm" svg:x="21.693cm" svg:y="12.038cm">
          <draw:text-box>
            <text:p text:style-name="P1">Base unit</text:p>
          </draw:text-box>
        </draw:frame>
        <draw:frame draw:style-name="gr15" draw:text-style-name="P2" draw:layer="layout" svg:width="3.2cm" svg:height="0.85cm" svg:x="24.1cm" svg:y="10cm">
          <draw:text-box>
            <text:p text:style-name="P2"><text:span text:style-name="T1">Ethernet</text:span></text:p>
          </draw:text-box>
        </draw:frame>
        <draw:line draw:style-name="gr16" draw:text-style-name="P2" draw:layer="layout" svg:x1="10cm" svg:y1="16.03cm" svg:x2="11cm" svg:y2="16cm">
          <text:p/>
        </draw:line>
        <draw:measure draw:style-name="gr17" draw:text-style-name="P1" draw:layer="measurelines" svg:x1="1.7cm" svg:y1="9cm" svg:x2="1.7cm" svg:y2="18cm">
          <text:p text:style-name="P3"><text:measure text:kind="gap"/>Approx 0.85m</text:p>
        </draw:measure>
        <draw:measure draw:style-name="gr17" draw:text-style-name="P1" draw:layer="measurelines" svg:x1="6.7cm" svg:y1="2.5cm" svg:x2="23.9cm" svg:y2="2.5cm">
          <text:p text:style-name="P3">Maximum 50m</text:p>
        </draw:measure>
        <draw:custom-shape draw:style-name="gr18" draw:text-style-name="P1" draw:layer="layout" svg:width="5.1cm" svg:height="2.4cm" svg:x="4.2cm" svg:y="9.4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3.045cm" svg:height="2cm" svg:x="11cm" svg:y="15cm">
          <draw:text-box>
            <text:p text:style-name="P2"><text:span text:style-name="T1"/></text:p>
            <text:p text:style-name="P2"><text:span text:style-name="T1">Waterproof</text:span></text:p>
            <text:p text:style-name="P2"><text:span text:style-name="T1">enclosure</text:span></text:p>
          </draw:text-box>
        </draw:frame>
        <draw:frame draw:style-name="gr19" draw:text-style-name="P2" draw:layer="layout" svg:width="3cm" svg:height="2cm" svg:x="11cm" svg:y="10cm">
          <draw:text-box>
            <text:p text:style-name="P2"><text:span text:style-name="T1"/></text:p>
            <text:p text:style-name="P2"><text:span text:style-name="T1">Rockwool</text:span></text:p>
            <text:p text:style-name="P2"><text:span text:style-name="T1">insulation</text:span></text:p>
          </draw:text-box>
        </draw:frame>
        <draw:line draw:style-name="gr16" draw:text-style-name="P2" draw:layer="layout" svg:x1="8.8cm" svg:y1="11cm" svg:x2="1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Insulation" draw:style="double" draw:color="#000080" draw:distance="0.5cm" draw:rotation="450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e Marple</meta:initial-creator>
    <meta:creation-date>2013-08-15T21:32:11</meta:creation-date>
    <dc:date>2013-08-15T22:34:51</dc:date>
    <dc:creator>Steve Marple</dc:creator>
    <meta:editing-duration>PT32M5S</meta:editing-duration>
    <meta:editing-cycles>3</meta:editing-cycles>
    <meta:generator>LibreOffice/3.5$Linux_X86_64 LibreOffice_project/350m1$Build-2</meta:generator>
    <dc:description>Author: Steve Marple
License: Creative Commons Attribution-ShareAlike 3.0 Unported License


</dc:description>
    <dc:title>AuroraWatchNet system overview</dc:title>
    <meta:document-statistic meta:object-count="46"/>
  </office:meta>
</office:document-meta>
</file>